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279cm"/>
    </style:style>
    <style:style style:name="Tabla1.B" style:family="table-column">
      <style:table-column-properties style:column-width="3.563cm"/>
    </style:style>
    <style:style style:name="Tabla1.C" style:family="table-column">
      <style:table-column-properties style:column-width="10.15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2">
      <style:text-properties fo:font-weight="bold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able_20_Contents">
      <style:paragraph-properties fo:margin-left="0cm" fo:margin-right="0cm" fo:margin-top="0cm" fo:margin-bottom="0cm" fo:line-height="114%" fo:orphans="2" fo:widows="2" fo:text-indent="0cm" style:auto-text-indent="false" fo:padding="0cm" fo:border="none"/>
    </style:style>
    <style:style style:name="P11" style:family="paragraph" style:parent-style-name="Table_20_Contents">
      <style:paragraph-properties fo:margin-left="0cm" fo:margin-right="0cm" fo:margin-top="0cm" fo:margin-bottom="0cm" fo:line-height="114%" fo:orphans="2" fo:widows="2" fo:text-indent="0cm" style:auto-text-indent="false" fo:padding="0cm" fo:border="none"/>
      <style:text-properties fo:color="#1b1c1d" style:font-name="Google Sans Text" fo:font-weight="bold"/>
    </style:style>
    <style:style style:name="P12" style:family="paragraph" style:parent-style-name="Heading_20_4">
      <style:text-properties fo:font-weight="bold"/>
    </style:style>
    <style:style style:name="T1" style:family="text">
      <style:text-properties fo:color="#1b1c1d" style:font-name="Google Sans Text"/>
    </style:style>
    <style:style style:name="T2" style:family="text">
      <style:text-properties fo:color="#1b1c1d" style:font-name="Google Sans Text" fo:font-weight="bold"/>
    </style:style>
    <style:style style:name="T3" style:family="text">
      <style:text-properties fo:color="#444746" style:font-name="Google Sans Text"/>
    </style:style>
    <style:style style:name="T4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anual de Migración: JSON a PostgreSQL</text:h>
      <text:p text:style-name="Text_20_body">Este manual describe el proceso para cambiar la persistencia de archivos locales a una base de datos relacional PostgreSQL, usando Fly.io y Flask-SQLAlchemy.</text:p>
      <text:p text:style-name="Horizontal_20_Line"/>
      <text:h text:style-name="Heading_20_3" text:outline-level="3">1. ⚙️ Fase de Infraestructura (Fly.io)</text:h>
      <text:p text:style-name="Text_20_body">El objetivo fue configurar una base de datos externa robusta y conectarla a la aplicación Flask.</text:p>
      <text:p text:style-name="Preformatted_20_Text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0"><text:span text:style-name="Strong_20_Emphasis"><text:span text:style-name="T1">Tarea</text:span></text:span></text:p>
            </table:table-cell>
            <table:table-cell table:style-name="Tabla1.A1" office:value-type="string">
              <text:p text:style-name="P10"><text:span text:style-name="Strong_20_Emphasis"><text:span text:style-name="T1">Comando / Concepto</text:span></text:span></text:p>
            </table:table-cell>
            <table:table-cell table:style-name="Tabla1.A1" office:value-type="string">
              <text:p text:style-name="P10"><text:span text:style-name="Strong_20_Emphasis"><text:span text:style-name="T1">Detalle</text:span></text:span></text:p>
            </table:table-cell>
          </table:table-row>
        </table:table-header-rows>
        <table:table-row>
          <table:table-cell table:style-name="Tabla1.A1" office:value-type="string">
            <text:p text:style-name="P11">Creación de la DB</text:p>
          </table:table-cell>
          <table:table-cell table:style-name="Tabla1.A1" office:value-type="string">
            <text:p text:style-name="P10"><text:span text:style-name="Source_20_Text"><text:span text:style-name="T3">flyctl postgres create</text:span></text:span></text:p>
          </table:table-cell>
          <table:table-cell table:style-name="Tabla1.A1" office:value-type="string">
            <text:p text:style-name="P10"><text:span text:style-name="T1">Se provisionó la base de datos PostgreSQL en Fly.io (el clúster </text:span><text:span text:style-name="Source_20_Text"><text:span text:style-name="T3">ventas-in-db</text:span></text:span><text:span text:style-name="T1">), seleccionando la región correcta y la configuración gratuita (</text:span><text:span text:style-name="Source_20_Text"><text:span text:style-name="T3">Development - Single node</text:span></text:span><text:span text:style-name="T1">).</text:span></text:p>
          </table:table-cell>
        </table:table-row>
        <table:table-row>
          <table:table-cell table:style-name="Tabla1.A1" office:value-type="string">
            <text:p text:style-name="P11">Vinculación (Attach)</text:p>
          </table:table-cell>
          <table:table-cell table:style-name="Tabla1.A1" office:value-type="string">
            <text:p text:style-name="P10"><text:span text:style-name="Source_20_Text"><text:span text:style-name="T3">flyctl postgres attach --app [FLASK_APP] [DB_APP]</text:span></text:span></text:p>
          </table:table-cell>
          <table:table-cell table:style-name="Tabla1.A1" office:value-type="string">
            <text:p text:style-name="P10"><text:span text:style-name="T2">Paso clave.</text:span><text:span text:style-name="T1"> Este comando vincula la aplicación Flask (</text:span><text:span text:style-name="Source_20_Text"><text:span text:style-name="T3">nombre-unico-de-tu-api-flask</text:span></text:span><text:span text:style-name="T1">) con la DB (</text:span><text:span text:style-name="Source_20_Text"><text:span text:style-name="T3">ventas-in-db</text:span></text:span><text:span text:style-name="T1">).</text:span></text:p>
          </table:table-cell>
        </table:table-row>
        <table:table-row>
          <table:table-cell table:style-name="Tabla1.A1" office:value-type="string">
            <text:p text:style-name="P11">Configuración Secreta</text:p>
          </table:table-cell>
          <table:table-cell table:style-name="Tabla1.A1" office:value-type="string">
            <text:p text:style-name="P10"><text:span text:style-name="Source_20_Text"><text:span text:style-name="T3">DATABASE_URL</text:span></text:span></text:p>
          </table:table-cell>
          <table:table-cell table:style-name="Tabla1.A1" office:value-type="string">
            <text:p text:style-name="P10"><text:span text:style-name="T1">La vinculación crea automáticamente una </text:span><text:span text:style-name="T2">variable de entorno secreta</text:span><text:span text:style-name="T1"> llamada </text:span><text:span text:style-name="Source_20_Text"><text:span text:style-name="T3">DATABASE_URL</text:span></text:span><text:span text:style-name="T1"> en la aplicación Flask. Esta variable contiene la cadena de conexión completa que el código Python usa para acceder a la DB.</text:span></text:p>
          </table:table-cell>
        </table:table-row>
        <table:table-row>
          <table:table-cell table:style-name="Tabla1.A1" office:value-type="string">
            <text:p text:style-name="P11">Limpieza de Volumen</text:p>
          </table:table-cell>
          <table:table-cell table:style-name="Tabla1.A1" office:value-type="string">
            <text:p text:style-name="P10"><text:span text:style-name="Source_20_Text"><text:span text:style-name="T3">flyctl machine/volume destroy</text:span></text:span></text:p>
          </table:table-cell>
          <table:table-cell table:style-name="Tabla1.A1" office:value-type="string">
            <text:p text:style-name="P10"><text:span text:style-name="T1">Se eliminó la máquina vieja y el volumen obsoleto de 1GB (</text:span><text:span text:style-name="Source_20_Text"><text:span text:style-name="T3">vol_4o5zglqjj8dwler</text:span></text:span><text:span text:style-name="T1">) que contenía los archivos JSON, liberando el espacio en la cuota gratuita de Fly.io.</text:span></text:p>
          </table:table-cell>
        </table:table-row>
      </table:table>
      <text:p text:style-name="Preformatted_20_Text"/>
      <text:h text:style-name="Heading_20_3" text:outline-level="3">2. ? Fase de Desarrollo (Python y Flask)</text:h>
      <text:p text:style-name="Text_20_body">El objetivo fue reemplazar la lógica de manejo de archivos JSON con un ORM (Mapeador Objeto-Relacional) para PostgreSQL.</text:p>
      <text:h text:style-name="P12" text:outline-level="4">A. Instalación de Dependencias</text:h>
      <text:p text:style-name="Text_20_body">Se agregaron dos librerías esenciales al archivo <text:span text:style-name="Source_20_Text">requirements.txt</text:span>:</text:p>
      <text:list xml:id="list7558432075242154586" text:style-name="L1">
        <text:list-item>
          <text:p text:style-name="P1"><text:span text:style-name="Source_20_Text">Flask-SQLAlchemy</text:span>: El ORM que permite interactuar con la DB usando clases y objetos de Python en lugar de SQL puro.</text:p>
        </text:list-item>
        <text:list-item>
          <text:p text:style-name="P1"><text:span text:style-name="Source_20_Text">psycopg2-binary</text:span>: El driver o adaptador de Python necesario para comunicarse específicamente con PostgreSQL.</text:p>
        </text:list-item>
      </text:list>
      <text:h text:style-name="Heading_20_4" text:outline-level="4"><text:span text:style-name="T4">B. Reestructuración del Código (</text:span><text:span text:style-name="Source_20_Text"><text:span text:style-name="T4">app_backend.py</text:span></text:span><text:span text:style-name="T4">)</text:span></text:h>
      <text:list xml:id="list4670331164310903144" text:style-name="L2">
        <text:list-item>
          <text:p text:style-name="P3">Conexión a la DB:</text:p>
        </text:list-item>
      </text:list>
      <text:p text:style-name="Preformatted_20_Text"><text:soft-page-break/>app.config['SQLALCHEMY_DATABASE_URI'] = os.environ.get('DATABASE_URL')</text:p>
      <text:p text:style-name="Preformatted_20_Text">db = SQLAlchemy(app)</text:p>
      <text:p text:style-name="Preformatted_20_Text"/>
      <text:p text:style-name="Preformatted_20_Text"/>
      <text:list xml:id="list6274578936593818924" text:style-name="L3">
        <text:list-item>
          <text:p text:style-name="P4">Flask-SQLAlchemy lee la variable <text:span text:style-name="Source_20_Text">DATABASE_URL</text:span> (creada en Fly.io) para establecer la conexión.</text:p>
        </text:list-item>
      </text:list>
      <text:list xml:id="list5471384553903395634" text:style-name="L4">
        <text:list-item>
          <text:p text:style-name="P5"><text:span text:style-name="T4">Definición de Modelos (Clases):</text:span> Se reemplazaron las listas globales de Python (<text:span text:style-name="Source_20_Text">CULTIVOS = []</text:span>) por <text:span text:style-name="T4">Clases de Modelos</text:span> (<text:span text:style-name="Source_20_Text">Cultivo</text:span> y <text:span text:style-name="Source_20_Text">Usuario</text:span>) que heredan de <text:span text:style-name="Source_20_Text">db.Model</text:span>.</text:p>
        </text:list-item>
      </text:list>
      <text:list xml:id="list5535320893557362865" text:style-name="L5">
        <text:list-item>
          <text:p text:style-name="P6">Cada atributo de la clase (ej., <text:span text:style-name="Source_20_Text">nombre</text:span>, <text:span text:style-name="Source_20_Text">fecha_siembra</text:span>) se mapea a una columna de la tabla usando <text:span text:style-name="Source_20_Text">db.Column()</text:span>.</text:p>
        </text:list-item>
      </text:list>
      <text:p text:style-name="P2">Ejemplo del Modelo:</text:p>
      <text:p text:style-name="Preformatted_20_Text">class Cultivo(db.Model):</text:p>
      <text:p text:style-name="Preformatted_20_Text"><text:s text:c="4"/>__tablename__ = 'cultivos'</text:p>
      <text:p text:style-name="Preformatted_20_Text"><text:s text:c="4"/>id = db.Column(db.String(36), primary_key=True)</text:p>
      <text:p text:style-name="Preformatted_20_Text"><text:s text:c="4"/>nombre = db.Column(db.String(100), nullable=False)</text:p>
      <text:p text:style-name="Preformatted_20_Text"><text:s text:c="4"/># ... otras columnas</text:p>
      <text:p text:style-name="Preformatted_20_Text"/>
      <text:p text:style-name="Preformatted_20_Text"/>
      <text:list xml:id="list8993192112397848383" text:style-name="L6">
        <text:list-item>
          <text:p text:style-name="P7"><text:span text:style-name="T4">Inicialización de Tablas:</text:span> Se añadió una función de inicialización que se ejecuta al inicio de la aplicación para crear las tablas en la DB si no existen: <text:span text:style-name="Source_20_Text">db.create_all()</text:span>.</text:p>
        </text:list-item>
      </text:list>
      <text:list xml:id="list2556404293794843407" text:style-name="L7">
        <text:list-item>
          <text:p text:style-name="P8"><text:span text:style-name="T4">Adaptación de Rutas CRUD y Auth:</text:span> Toda la lógica de las rutas (<text:span text:style-name="Source_20_Text">/cultivos</text:span>, <text:span text:style-name="Source_20_Text">/login</text:span>, <text:span text:style-name="Source_20_Text">/registro</text:span>) se modificó para usar métodos del ORM en lugar de manipular JSON:</text:p>
        </text:list-item>
      </text:list>
      <text:list xml:id="list256608892119425815" text:style-name="L8">
        <text:list-item>
          <text:p text:style-name="P9"><text:span text:style-name="T4">Crear:</text:span> <text:span text:style-name="Source_20_Text">db.session.add(nuevo_objeto)</text:span> y <text:span text:style-name="Source_20_Text">db.session.commit()</text:span>.</text:p>
        </text:list-item>
        <text:list-item>
          <text:p text:style-name="P9"><text:span text:style-name="T4">Leer:</text:span> <text:span text:style-name="Source_20_Text">Cultivo.query.all()</text:span> o <text:span text:style-name="Source_20_Text">Cultivo.query.get(id)</text:span>.</text:p>
        </text:list-item>
        <text:list-item>
          <text:p text:style-name="P9"><text:span text:style-name="T4">Actualizar/Eliminar:</text:span> Se usa <text:span text:style-name="Source_20_Text">.query.get(id)</text:span> para encontrar el objeto, se modifican los atributos y se usa <text:span text:style-name="Source_20_Text">db.session.commit()</text:span> o <text:span text:style-name="Source_20_Text">db.session.delete(objeto)</text:span>.</text:p>
        </text:list-item>
      </text:list>
      <text:h text:style-name="Heading_20_3" text:outline-level="3">Resumen del Logro</text:h>
      <text:p text:style-name="Text_20_body">Con esta migración, tu aplicación pasó de ser un <text:span text:style-name="T4">prototipo con persistencia local</text:span> a una <text:span text:style-name="T4">aplicación escalable lista para producción</text:span> que puede manejar millones de registros y futuras funcionalidades como gráficos, facturación, y múltiples usuarios de manera eficiente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11-05T14:23:08.08</dc:date>
    <dc:creator>Antolin Lorenzo Porto Fraga</dc:creator>
    <meta:generator>OpenOffice/4.1.15$Win32 OpenOffice.org_project/4115m2$Build-9813</meta:generator>
    <meta:editing-duration>PT3M13S</meta:editing-duration>
    <meta:editing-cycles>2</meta:editing-cycles>
    <meta:document-statistic meta:table-count="1" meta:image-count="0" meta:object-count="0" meta:page-count="2" meta:paragraph-count="45" meta:word-count="471" meta:character-count="3279"/>
  </office:meta>
</office:document-meta>
</file>